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C000001694B69196C7750A8A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706cm" fo:min-width="0.596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282cm" fo:min-width="0.384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color="#ff0000"/>
    </style:style>
    <style:style style:name="T1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558cm" svg:height="9.551cm" svg:x="2.5cm" svg:y="4.4cm">
          <draw:image xlink:href="Pictures/100000000000024C000001694B69196C7750A8A2.png" xlink:type="simple" xlink:show="embed" xlink:actuate="onLoad" loext:mime-type="image/png">
            <text:p/>
          </draw:image>
        </draw:frame>
        <draw:custom-shape draw:style-name="gr2" draw:text-style-name="P2" draw:layer="layout" svg:width="1.7cm" svg:height="1.5cm" svg:x="6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7cm" svg:height="1.5cm" svg:x="14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8cm" svg:y1="14cm" svg:x2="7.7cm" svg:y2="11.1cm">
          <text:p/>
        </draw:line>
        <draw:line draw:style-name="gr3" draw:text-style-name="P3" draw:layer="layout" svg:x1="10.9cm" svg:y1="14cm" svg:x2="14.7cm" svg:y2="9.4cm">
          <text:p/>
        </draw:line>
        <draw:frame draw:style-name="gr4" draw:text-style-name="P4" draw:layer="layout" svg:width="11.141cm" svg:height="4.517cm" svg:x="7.659cm" svg:y="14.3cm">
          <draw:text-box>
            <text:p><text:span text:style-name="T1">Be careful: In this style, the N-channel arrow points away from the MOSFET, and the P-channel arrow towards the MOSFET. This matches the direction of current when used in a typical fashion. This is the OPPOSITE convention as used in the MOSFET symbols above!</text:span></text:p>
          </draw:text-box>
        </draw:frame>
        <draw:custom-shape draw:style-name="gr5" draw:text-style-name="P2" draw:layer="layout" svg:width="1.4cm" svg:height="0.9cm" svg:x="6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cm" svg:y1="5.3cm" svg:x2="6.4cm" svg:y2="9.2cm">
          <text:p/>
        </draw:line>
        <draw:frame draw:style-name="gr4" draw:text-style-name="P4" draw:layer="layout" svg:width="4.941cm" svg:height="4.517cm" svg:x="1.3cm" svg:y="2.8cm">
          <draw:text-box>
            <text:p><text:span text:style-name="T1">No body pin or internal body diode shown (although if this is a discrete MOSFET, it is almost certainly still there)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3T14:00:03.497000000</meta:creation-date>
    <dc:date>2021-02-13T14:07:03.255000000</dc:date>
    <meta:editing-duration>PT7M</meta:editing-duration>
    <meta:editing-cycles>1</meta:editing-cycles>
    <meta:document-statistic meta:object-count="9"/>
    <meta:generator>LibreOffice/6.4.4.2$Windows_X86_64 LibreOffice_project/3d775be2011f3886db32dfd395a6a6d1ca2630ff</meta:generator>
  </office:meta>
</office:document-meta>
</file>